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levance of taxonomy to amazon plant diversity estimates 2nd seminar </text:p>
      <text:p text:style-name="Standard"/>
      <text:p text:style-name="Standard"/>
      <text:p text:style-name="Standard">amazon plant diversity has been considered for a long time. Early specimines were collected by Richard Spruce. Unique legumes can be found in the amazon</text:p>
      <text:p text:style-name="Standard"/>
      <text:p text:style-name="Standard">Amazon is a vast area with massive productivity and diversity. </text:p>
      <text:p text:style-name="Standard"/>
      <text:p text:style-name="Standard">When questions of biodiversity are asked here, we want to know not only a number for species diversity, but evolutionary history of the diversity, the ecology and more.</text:p>
      <text:p text:style-name="Standard"/>
      <text:p text:style-name="Standard">Estimating biodiversity is a challenge over such a large area. </text:p>
      <text:p text:style-name="Standard">Some interesting insights have been made from estimates - some species are hyperdominant; they make up half of all the trees in the amazon for example</text:p>
      <text:p text:style-name="Standard">these hyperdominant species make up 1.2% of species in the amazon, whereas the hyperare make up 0.012% of species (hyperrare being populations of &lt;1000 individuals)</text:p>
      <text:p text:style-name="Standard"/>
      <text:p text:style-name="Standard">A paper looked at a why to get biodiversity via data minning, not estimating - this works as many specimines have been collected, however caution is needed as many have been misnamed for a variety of reasons</text:p>
      <text:p text:style-name="Standard"/>
      <text:p text:style-name="Standard">How does the Cardoso lab understand spp diversity in the Amazon? </text:p>
      <text:p text:style-name="Standard">Combination of field, lab and data work (in archives of herbariums as well as data minning I think). </text:p>
      <text:p text:style-name="Standard"/>
      <text:p text:style-name="Standard">Works particualrly with legumes (inc. orchids), as their floral morphology + diversity is very high in this clade.</text:p>
      <text:p text:style-name="Standard"/>
      <text:p text:style-name="Standard">Lab has described over 30 new spps </text:p>
      <text:p text:style-name="Standard"/>
      <text:p text:style-name="Standard">Creating a database of flora, doing so accurately in collaboration with plant taxonomists, so specimines are ID'd correctly - allows for real time updating and tracking of spps </text:p>
      <text:p text:style-name="Standard"/>
      <text:p text:style-name="Standard">#</text:p>
      <text:p text:style-name="Standard"/>
      <text:p text:style-name="Standard">Have found a discrpency between estimated diversity vs observed - observed is lower than estimated; why?</text:p>
      <text:p text:style-name="Standard"/>
      <text:p text:style-name="Standard">Non-unified definition of what constitues amazon lowland rainforest - followed political borders more than biological one</text:p>
      <text:p text:style-name="Standard">40% of names listes in 55 families are mistakes - many spp from demonstably non-amazonian rainforest biomes</text:p>
      <text:p text:style-name="Standard">Synonyms listed more than once - spelling mistakes and variants not removed from automated data base creation - 2spp listed 24 seperate times due to this</text:p>
      <text:p text:style-name="Standard">non-tree spp listed multiple times - this database was meant to be for trees</text:p>
      <text:p text:style-name="Standard">Many old world spps were included, these are invasive so shouldn't have been included </text:p>
      <text:p text:style-name="Standard">Cultivated species also included, shouldn't have been on this list</text:p>
      <text:p text:style-name="Standard"/>
      <text:p text:style-name="Standard">If you were to generate a new database there would be many more species added, correctly so - speciation is going on all the time. </text:p>
      <text:p text:style-name="Standard">We need to fill the gaps in knowledge #??#</text:p>
      <text:p text:style-name="Standard"/>
      <text:p text:style-name="Standard">interesting point; because of the discrpency, some spp are incorrectly listed as hyperdominant</text:p>
      <text:p text:style-name="Standard"><text:soft-page-break/></text:p>
      <text:p text:style-name="Standard"/>
      <text:p text:style-name="Standard">A moral: check your database creation tools to make sure you're getting what you actually want, i.e. you manage to cut the nonsense</text:p>
      <text:p text:style-name="Standard">and then recheck after creation to make sure you caught your mistakes the first time round. </text:p>
      <text:p text:style-name="Standard"/>
      <text:p text:style-name="Standard">closing remarks; never intend for this checklist to be a final word on the matter. </text:p>
      <text:p text:style-name="Standard">collaborate with taxonomists if producing a checklist </text:p>
      <text:p text:style-name="Standard">include vouchers (these are things from specimines to make sure you're referring to exactly what you think you are)</text:p>
      <text:p text:style-name="Standard">don't worry if there are taxonomic mistakes in your database, taxonomy is an ever evolving field, so refinement is always occuring</text:p>
      <text:p text:style-name="Standard"/>
      <text:p text:style-name="Standard">maximise collaboration/communication between different disciplines for better science and understand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4:34:06.447658613</meta:creation-date>
    <dc:date>2019-02-08T14:34:38.880474268</dc:date>
    <meta:editing-duration>PT33S</meta:editing-duration>
    <meta:editing-cycles>1</meta:editing-cycles>
    <meta:document-statistic meta:table-count="0" meta:image-count="0" meta:object-count="0" meta:page-count="2" meta:paragraph-count="31" meta:word-count="525" meta:character-count="3218" meta:non-whitespace-character-count="2712"/>
    <meta:generator>LibreOffice/6.0.7.3$Linux_X86_64 LibreOffice_project/00m0$Build-3</meta:generator>
  </office:meta>
</office:document-meta>
</file>